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.8999996185303pt" style:font-size-asian="12.8999996185303pt" style:font-size-complex="12.8999996185303pt"/>
    </style:style>
    <style:style style:name="T7" style:family="text">
      <style:text-properties fo:font-size="12.6999998092651pt" style:font-size-asian="12.6999998092651pt" style:font-size-complex="12.6999998092651pt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3793953534534766269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6"><text:soft-page-break/>Sat 8/5/2017 <text:span text:style-name="T1">5.5 miles</text:span></text:p>
      <text:p text:style-name="P11">I walked and ran 0.75 miles to the Lavallette boardwalk in about 9 minutes,</text:p>
      <text:p text:style-name="P11">The I ran 4 miles on the boardwalk in 35:55 or 8:59/mile. <text:s/></text:p>
      <text:p text:style-name="P11">Splits: <text:s/>9:30, 9:22, 8:51 and 4:15 + 3:57 = 8:12 </text:p>
      <text:p text:style-name="P14">I warmed down with a 0.75 mile walk and run in about 9 minutes.</text:p>
      <text:p text:style-name="P14"/>
      <text:p text:style-name="P14">Sun 8/6/2017 <text:span text:style-name="T1">no running</text:span></text:p>
      <text:p text:style-name="P14">We drove from New Jersey back to Meadville.</text:p>
      <text:p text:style-name="P14"/>
      <text:p text:style-name="P14">Mon 8/7/2017 <text:span text:style-name="T1">3 miles</text:span></text:p>
      <text:p text:style-name="P14">I ran ½ mile to the Allegheny Wise Center and rested a few minutes.</text:p>
      <text:p text:style-name="P14">Then I ran 2 miles on a treadmill in 9:30 and 8:57.</text:p>
      <text:p text:style-name="P14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4"/>
      <text:p text:style-name="P14">Tues 8/8/2017 <text:span text:style-name="T1">10.25 miles</text:span></text:p>
      <text:p text:style-name="P14">I ran ½ mile to the Allegheny Wise Center and rested a few minutes.</text:p>
      <text:p text:style-name="P14">Then I ran 1.5 miles on a treadmill at various paces and averaged 9:30/mile with some parts as fast as 7:30/mile. Then I rested about 7 minutes.</text:p>
      <text:p text:style-name="P14">I ran 10 x ½ mile with a ¼ mile jog before each run and a ¼ mile jog after the last run. The ¼ mile jogs were all about 3 minutes.</text:p>
      <text:p text:style-name="P14">The first 7 ½ miles were all in 4:00.</text:p>
      <text:p text:style-name="P14">The 8<text:span text:style-name="T3">th</text:span>, 9<text:span text:style-name="T3">th</text:span> and 10<text:span text:style-name="T3">th</text:span> ½ miles were in 3:57, 3:54 and 3:45.</text:p>
      <text:p text:style-name="P14">My pulse before I started running each ½ mile increased <text:s/>from 115 up to about 128 bpm.</text:p>
      <text:p text:style-name="P14">My pulse at the end of each ½ mile increased <text:s/>from 145 up to 164 bpm.</text:p>
      <text:p text:style-name="P14">I warmed down with a ½ mile jog home.</text:p>
      <text:p text:style-name="P14"/>
      <text:p text:style-name="P14">Wed 8/9/2017 <text:span text:style-name="T1">3 miles</text:span></text:p>
      <text:p text:style-name="P14">I ran ½ mile to the Allegheny Wise Center and rested a few minutes.</text:p>
      <text:p text:style-name="P14">Then I ran 2 miles on a treadmill in 10:02 and 8:58.</text:p>
      <text:p text:style-name="P14">I did 20 different exercises for a whole body workout using weight machines with 40 pounds on most machines. <text:s/>I warmed down with a ½ mile run home.</text:p>
      <text:p text:style-name="P14"/>
      <text:p text:style-name="P14">Thur 8/10/2017 <text:span text:style-name="T1">4.25 miles</text:span></text:p>
      <text:p text:style-name="P14">I walked and ran 4 miles on hilly roads and averaged 11:53/mile. <text:s/>I walked ¼ mile, ran ¼ mile and repeated until I reached 4 miles. <text:s/>I warmed down with a ¼ mile walk</text:p>
      <text:p text:style-name="P15"/>
      <text:p text:style-name="P15"><text:span text:style-name="T2">Fri 8/11/2017</text:span> 6.25 miles</text:p>
      <text:p text:style-name="P13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3">Splits for the 3 miles: <text:s/>7:56, 7:44, 7:28. <text:s/>To warm down I ran and walked a mile.</text:p>
      <text:p text:style-name="P12">32.25 miles in the p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1T14:08:56.53</dc:date>
    <dc:creator>James Lombardi</dc:creator>
    <meta:editing-duration>PT12H38M38S</meta:editing-duration>
    <meta:editing-cycles>73</meta:editing-cycles>
    <meta:generator>OpenOffice/4.1.2$Win32 OpenOffice.org_project/412m3$Build-9782</meta:generator>
    <meta:document-statistic meta:table-count="0" meta:image-count="0" meta:object-count="0" meta:page-count="4" meta:paragraph-count="92" meta:word-count="1617" meta:character-count="8276"/>
  </office:meta>
</office:document-meta>
</file>